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5.56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28.8mm"/>
    </style:style>
    <style:style style:name="co18" style:family="table-column">
      <style:table-column-properties fo:break-before="auto" style:column-width="38.22mm"/>
    </style:style>
    <style:style style:name="co1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29" style:family="table-cell" style:parent-style-name="Default">
      <style:map style:condition="is-true-formula(#REF!=0)" style:apply-style-name="Cellule_20_grisée" style:base-cell-address="Feuille1.Q2"/>
      <style:map style:condition="is-true-formula(AND(#REF!&lt;&gt;0;#REF!=&quot;&quot;))" style:apply-style-name="Cellule_20_invalide" style:base-cell-address="Feuille1.Q2"/>
    </style:style>
    <style:style style:name="ce65" style:family="table-cell" style:parent-style-name="Default">
      <style:map style:condition="is-true-formula(#REF!=0)" style:apply-style-name="Cellule_20_grisée" style:base-cell-address="Feuille1.Q18"/>
      <style:map style:condition="is-true-formula(AND(#REF!&lt;&gt;0;#REF!=&quot;&quot;))" style:apply-style-name="Cellule_20_invalide" style:base-cell-address="Feuille1.Q18"/>
    </style:style>
    <style:style style:name="ce50" style:family="table-cell" style:parent-style-name="Default">
      <style:map style:condition="is-true-formula(#REF!=0)" style:apply-style-name="Cellule_20_grisée" style:base-cell-address="Feuille1.Q22"/>
      <style:map style:condition="is-true-formula(AND(#REF!&lt;&gt;0;#REF!=&quot;&quot;))" style:apply-style-name="Cellule_20_invalide" style:base-cell-address="Feuille1.Q22"/>
    </style:style>
    <style:style style:name="ce30" style:family="table-cell" style:parent-style-name="Default">
      <style:map style:condition="is-true-formula(#REF!=0)" style:apply-style-name="Cellule_20_grisée" style:base-cell-address="Feuille1.R2"/>
      <style:map style:condition="is-true-formula(AND(#REF!&lt;&gt;0;#REF!=&quot;&quot;))" style:apply-style-name="Cellule_20_invalide" style:base-cell-address="Feuille1.R2"/>
    </style:style>
    <style:style style:name="ce68" style:family="table-cell" style:parent-style-name="Default">
      <style:map style:condition="is-true-formula(#REF!=0)" style:apply-style-name="Cellule_20_grisée" style:base-cell-address="Feuille1.R18"/>
      <style:map style:condition="is-true-formula(AND(#REF!&lt;&gt;0;#REF!=&quot;&quot;))" style:apply-style-name="Cellule_20_invalide" style:base-cell-address="Feuille1.R18"/>
    </style:style>
    <style:style style:name="ce52" style:family="table-cell" style:parent-style-name="Default">
      <style:map style:condition="is-true-formula(#REF!=0)" style:apply-style-name="Cellule_20_grisée" style:base-cell-address="Feuille1.R22"/>
      <style:map style:condition="is-true-formula(AND(#REF!&lt;&gt;0;#REF!=&quot;&quot;))" style:apply-style-name="Cellule_20_invalide" style:base-cell-address="Feuille1.R22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"/>
      <style:map style:condition="is-true-formula(AND(#REF!&lt;&gt;0;#REF!=&quot;&quot;))" style:apply-style-name="Cellule_20_invalide" style:base-cell-address="Feuille1.S2"/>
    </style:style>
    <style:style style:name="ce7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18"/>
      <style:map style:condition="is-true-formula(AND(#REF!&lt;&gt;0;#REF!=&quot;&quot;))" style:apply-style-name="Cellule_20_invalide" style:base-cell-address="Feuille1.S18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2"/>
      <style:map style:condition="is-true-formula(AND(#REF!&lt;&gt;0;#REF!=&quot;&quot;))" style:apply-style-name="Cellule_20_invalide" style:base-cell-address="Feuille1.S2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P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ce1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16" table:default-cell-style-name="ce12"/>
        <table:table-column table:style-name="co17" table:default-cell-style-name="ce12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3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Gold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Gold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Gold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1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2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3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1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2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3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1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2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3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1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2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3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Gold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1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2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3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Gold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Gold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number-columns-repeated="4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P4 Feuille1.I23:Feuille1.P37 Feuille1.H2:Feuille1.H4 Feuille1.U2:Feuille1.U4 Feuille1.H23:Feuille1.H28 Feuille1.U23:Feuille1.V37 Feuille1.H30:Feuille1.H35 Feuille1.H37:Feuille1.H37 Feuille1.B19:Feuille1.F21 Feuille1.G19:Feuille1.G21 Feuille1.I19:Feuille1.P21 Feuille1.H19:Feuille1.H21 Feuille1.U19:Feuille1.V21 Feuille1.B6:Feuille1.F17 Feuille1.G6:Feuille1.G17 Feuille1.I6:Feuille1.P17 Feuille1.H6:Feuille1.H17 Feuille1.U6:Feuille1.V17">
            <calcext:condition calcext:apply-style-name="Cellule invalide" calcext:value="=&quot;&quot;" calcext:base-cell-address="Feuille1.B2"/>
          </calcext:conditional-format>
          <calcext:conditional-format calcext:target-range-address="Feuille1.Q2:Feuille1.Q4 Feuille1.Q23:Feuille1.Q37 Feuille1.Q19:Feuille1.Q21 Feuille1.Q6:Feuille1.Q17">
            <calcext:condition calcext:apply-style-name="Cellule grisée" calcext:value="formula-is(#REF!=0)" calcext:base-cell-address="Feuille1.Q2"/>
            <calcext:condition calcext:apply-style-name="Cellule invalide" calcext:value="formula-is(AND(#REF!&lt;&gt;0;#REF!=&quot;&quot;))" calcext:base-cell-address="Feuille1.Q2"/>
          </calcext:conditional-format>
          <calcext:conditional-format calcext:target-range-address="Feuille1.R2:Feuille1.R4 Feuille1.R23:Feuille1.R37 Feuille1.R19:Feuille1.R21 Feuille1.R6:Feuille1.R17">
            <calcext:condition calcext:apply-style-name="Cellule grisée" calcext:value="formula-is(#REF!=0)" calcext:base-cell-address="Feuille1.R2"/>
            <calcext:condition calcext:apply-style-name="Cellule invalide" calcext:value="formula-is(AND(#REF!&lt;&gt;0;#REF!=&quot;&quot;))" calcext:base-cell-address="Feuille1.R2"/>
          </calcext:conditional-format>
          <calcext:conditional-format calcext:target-range-address="Feuille1.S2:Feuille1.T4 Feuille1.S23:Feuille1.T37 Feuille1.S19:Feuille1.T21 Feuille1.S6:Feuille1.T17">
            <calcext:condition calcext:apply-style-name="Cellule grisée" calcext:value="formula-is(#REF!=0)" calcext:base-cell-address="Feuille1.S2"/>
            <calcext:condition calcext:apply-style-name="Cellule invalide" calcext:value="formula-is(AND(#REF!&lt;&gt;0;#REF!=&quot;&quot;))" calcext:base-cell-address="Feuille1.S2"/>
          </calcext:conditional-format>
          <calcext:conditional-format calcext:target-range-address="Feuille1.B22:Feuille1.F22 Feuille1.G22:Feuille1.G22 Feuille1.I22:Feuille1.P22 Feuille1.H22:Feuille1.H22 Feuille1.U22:Feuille1.V22">
            <calcext:condition calcext:apply-style-name="Cellule invalide" calcext:value="=&quot;&quot;" calcext:base-cell-address="Feuille1.B22"/>
          </calcext:conditional-format>
          <calcext:conditional-format calcext:target-range-address="Feuille1.Q22:Feuille1.Q22">
            <calcext:condition calcext:apply-style-name="Cellule grisée" calcext:value="formula-is(#REF!=0)" calcext:base-cell-address="Feuille1.Q22"/>
            <calcext:condition calcext:apply-style-name="Cellule invalide" calcext:value="formula-is(AND(#REF!&lt;&gt;0;#REF!=&quot;&quot;))" calcext:base-cell-address="Feuille1.Q22"/>
          </calcext:conditional-format>
          <calcext:conditional-format calcext:target-range-address="Feuille1.R22:Feuille1.R22">
            <calcext:condition calcext:apply-style-name="Cellule grisée" calcext:value="formula-is(#REF!=0)" calcext:base-cell-address="Feuille1.R22"/>
            <calcext:condition calcext:apply-style-name="Cellule invalide" calcext:value="formula-is(AND(#REF!&lt;&gt;0;#REF!=&quot;&quot;))" calcext:base-cell-address="Feuille1.R22"/>
          </calcext:conditional-format>
          <calcext:conditional-format calcext:target-range-address="Feuille1.S22:Feuille1.T22">
            <calcext:condition calcext:apply-style-name="Cellule grisée" calcext:value="formula-is(#REF!=0)" calcext:base-cell-address="Feuille1.S22"/>
            <calcext:condition calcext:apply-style-name="Cellule invalide" calcext:value="formula-is(AND(#REF!&lt;&gt;0;#REF!=&quot;&quot;))" calcext:base-cell-address="Feuille1.S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F18 Feuille1.G18:Feuille1.G18 Feuille1.I18:Feuille1.P18 Feuille1.H18:Feuille1.H18 Feuille1.U18:Feuille1.V18">
            <calcext:condition calcext:apply-style-name="Cellule invalide" calcext:value="=&quot;&quot;" calcext:base-cell-address="Feuille1.B18"/>
          </calcext:conditional-format>
          <calcext:conditional-format calcext:target-range-address="Feuille1.Q18:Feuille1.Q18">
            <calcext:condition calcext:apply-style-name="Cellule grisée" calcext:value="formula-is(#REF!=0)" calcext:base-cell-address="Feuille1.Q18"/>
            <calcext:condition calcext:apply-style-name="Cellule invalide" calcext:value="formula-is(AND(#REF!&lt;&gt;0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0)" calcext:base-cell-address="Feuille1.R18"/>
            <calcext:condition calcext:apply-style-name="Cellule invalide" calcext:value="formula-is(AND(#REF!&lt;&gt;0;#REF!=&quot;&quot;))" calcext:base-cell-address="Feuille1.R18"/>
          </calcext:conditional-format>
          <calcext:conditional-format calcext:target-range-address="Feuille1.S18:Feuille1.T18">
            <calcext:condition calcext:apply-style-name="Cellule grisée" calcext:value="formula-is(#REF!=0)" calcext:base-cell-address="Feuille1.S18"/>
            <calcext:condition calcext:apply-style-name="Cellule invalide" calcext:value="formula-is(AND(#REF!&lt;&gt;0;#REF!=&quot;&quot;))" calcext:base-cell-address="Feuille1.S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P39 Feuille1.U39:Feuille1.V39">
            <calcext:condition calcext:apply-style-name="Cellule invalide" calcext:value="=&quot;&quot;" calcext:base-cell-address="Feuille1.B39"/>
          </calcext:conditional-format>
          <calcext:conditional-format calcext:target-range-address="Feuille1.Q39:Feuille1.Q39">
            <calcext:condition calcext:apply-style-name="Cellule grisée" calcext:value="formula-is(#REF!=0)" calcext:base-cell-address="Feuille1.Q39"/>
            <calcext:condition calcext:apply-style-name="Cellule invalide" calcext:value="formula-is(AND(#REF!&lt;&gt;0;#REF!=&quot;&quot;))" calcext:base-cell-address="Feuille1.Q39"/>
          </calcext:conditional-format>
          <calcext:conditional-format calcext:target-range-address="Feuille1.R39:Feuille1.R39">
            <calcext:condition calcext:apply-style-name="Cellule grisée" calcext:value="formula-is(#REF!=0)" calcext:base-cell-address="Feuille1.R39"/>
            <calcext:condition calcext:apply-style-name="Cellule invalide" calcext:value="formula-is(AND(#REF!&lt;&gt;0;#REF!=&quot;&quot;))" calcext:base-cell-address="Feuille1.R39"/>
          </calcext:conditional-format>
          <calcext:conditional-format calcext:target-range-address="Feuille1.S39:Feuille1.T39">
            <calcext:condition calcext:apply-style-name="Cellule grisée" calcext:value="formula-is(#REF!=0)" calcext:base-cell-address="Feuille1.S39"/>
            <calcext:condition calcext:apply-style-name="Cellule invalide" calcext:value="formula-is(AND(#REF!&lt;&gt;0;#REF!=&quot;&quot;))" calcext:base-cell-address="Feuille1.S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0:13:39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30T00:14:11.758000000</dc:date>
    <meta:editing-duration>PT2H31M51S</meta:editing-duration>
    <meta:editing-cycles>107</meta:editing-cycles>
    <meta:document-statistic meta:table-count="1" meta:cell-count="684" meta:object-count="0"/>
  </office:meta>
</office:document-meta>
</file>